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ndingUpdateError.setExpression(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UpdateError.setCause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UpdateError.setMessag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UpdateError.BindingUpdateError( String expression ,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indingUpdateError.get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UpdateError.getC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UpdateError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